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PageStyle_5f_画面遷移図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7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メイリオ1"/>
    </style:style>
    <style:style style:name="ce16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gr2" style:family="graphic">
      <style:graphic-properties draw:fill-color="#ffffff" draw:textarea-horizontal-align="justify" draw:textarea-vertical-align="middle" draw:auto-grow-height="false" fo:min-height="0.342cm" fo:min-width="0.342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er_table" table:style-name="ta1">
        <office:forms form:automatic-focus="false" form:apply-design-mode="false"/>
        <table:table-column table:style-name="co1" table:number-columns-repeated="69" table:default-cell-style-name="ce1"/>
        <table:table-column table:style-name="co2" table:number-columns-repeated="955" table:default-cell-style-name="ce13"/>
        <table:table-row table:style-name="ro1">
          <table:table-cell/>
          <table:table-cell table:style-name="ce33"/>
          <table:table-cell table:style-name="ce6" table:number-columns-repeated="2"/>
          <table:table-cell table:style-name="ce33" table:number-columns-repeated="2"/>
          <table:table-cell table:style-name="ce6" table:number-columns-repeated="6"/>
          <table:table-cell table:style-name="ce33" table:number-columns-repeated="5"/>
          <table:table-cell table:style-name="ce6" table:number-columns-repeated="7"/>
          <table:table-cell table:style-name="ce33"/>
          <table:table-cell table:style-name="ce6" table:number-columns-repeated="3"/>
          <table:table-cell table:style-name="ce33"/>
          <table:table-cell table:style-name="ce6" table:number-columns-repeated="24"/>
          <table:table-cell table:style-name="ce33" table:number-columns-repeated="2"/>
          <table:table-cell table:style-name="ce6" table:number-columns-repeated="2"/>
          <table:table-cell table:style-name="ce33"/>
          <table:table-cell table:style-name="ce6" table:number-columns-repeated="3"/>
          <table:table-cell table:style-name="ce33"/>
          <table:table-cell table:style-name="ce6" table:number-columns-repeated="3"/>
          <table:table-cell table:style-name="ce44"/>
          <table:table-cell table:style-name="ce6" table:number-columns-repeated="3"/>
          <table:table-cell table:number-columns-repeated="955"/>
        </table:table-row>
        <table:table-row table:style-name="ro1">
          <table:table-cell/>
          <table:table-cell table:style-name="ce4" office:value-type="string" calcext:value-type="string" table:number-columns-spanned="15" table:number-rows-spanned="4">
            <text:p>テーブル定義書</text:p>
          </table:table-cell>
          <table:covered-table-cell table:number-columns-repeated="14" table:style-name="ce4"/>
          <table:table-cell table:style-name="ce7" office:value-type="string" calcext:value-type="string" table:number-columns-spanned="33" table:number-rows-spanned="1">
            <text:p>テーブル名</text:p>
          </table:table-cell>
          <table:covered-table-cell table:number-columns-repeated="32" table:style-name="ce14"/>
          <table:table-cell table:style-name="ce7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7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table-cell table:style-name="ce8" office:value-type="string" calcext:value-type="string" table:number-columns-spanned="33" table:number-rows-spanned="3">
            <text:p>user_table</text:p>
          </table:table-cell>
          <table:covered-table-cell table:number-columns-repeated="32" table:style-name="ce14"/>
          <table:table-cell table:style-name="ce5" office:value-type="string" calcext:value-type="string" table:number-columns-spanned="5" table:number-rows-spanned="3">
            <text:p>平本</text:p>
          </table:table-cell>
          <table:covered-table-cell table:number-columns-repeated="4" table:style-name="ce5"/>
          <table:table-cell table:style-name="ce16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covered-table-cell table:number-columns-repeated="33" table:style-name="ce14"/>
          <table:covered-table-cell table:number-columns-repeated="20" table:style-name="ce5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covered-table-cell table:number-columns-repeated="33" table:style-name="ce14"/>
          <table:covered-table-cell table:number-columns-repeated="20" table:style-name="ce5"/>
          <table:table-cell table:number-columns-repeated="955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No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論理名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物理名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データ型</text:p>
          </table:table-cell>
          <table:covered-table-cell table:number-columns-repeated="7" table:style-name="ce7"/>
          <table:table-cell table:style-name="ce7" office:value-type="string" calcext:value-type="string" table:number-columns-spanned="27" table:number-rows-spanned="1">
            <text:p>備考</text:p>
          </table:table-cell>
          <table:covered-table-cell table:number-columns-repeated="26" table:style-name="ce7"/>
          <table:table-cell table:number-columns-repeated="955"/>
        </table:table-row>
        <table:table-row table:style-name="ro2">
          <table:table-cell/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ユーザID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user_id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Varcher(12)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PK 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パスワード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password</text:p>
          </table:table-cell>
          <table:covered-table-cell table:number-columns-repeated="14" table:style-name="ce11"/>
          <table:table-cell table:style-name="ce15" office:value-type="string" calcext:value-type="string" table:number-columns-spanned="8" table:number-rows-spanned="1">
            <text:p>Varcher(64)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_table" table:style-name="ta1">
        <office:forms form:automatic-focus="false" form:apply-design-mode="false"/>
        <table:table-column table:style-name="co1" table:number-columns-repeated="69" table:default-cell-style-name="ce1"/>
        <table:table-column table:style-name="co2" table:number-columns-repeated="955" table:default-cell-style-name="ce13"/>
        <table:table-row table:style-name="ro1">
          <table:table-cell/>
          <table:table-cell table:style-name="ce33"/>
          <table:table-cell table:style-name="ce6" table:number-columns-repeated="2"/>
          <table:table-cell table:style-name="ce33" table:number-columns-repeated="2"/>
          <table:table-cell table:style-name="ce6" table:number-columns-repeated="6"/>
          <table:table-cell table:style-name="ce33" table:number-columns-repeated="5"/>
          <table:table-cell table:style-name="ce6" table:number-columns-repeated="7"/>
          <table:table-cell table:style-name="ce33"/>
          <table:table-cell table:style-name="ce6" table:number-columns-repeated="3"/>
          <table:table-cell table:style-name="ce33"/>
          <table:table-cell table:style-name="ce6" table:number-columns-repeated="24"/>
          <table:table-cell table:style-name="ce33" table:number-columns-repeated="2"/>
          <table:table-cell table:style-name="ce6" table:number-columns-repeated="2"/>
          <table:table-cell table:style-name="ce33"/>
          <table:table-cell table:style-name="ce6" table:number-columns-repeated="3"/>
          <table:table-cell table:style-name="ce33"/>
          <table:table-cell table:style-name="ce6" table:number-columns-repeated="3"/>
          <table:table-cell table:style-name="ce44"/>
          <table:table-cell table:style-name="ce6" table:number-columns-repeated="3"/>
          <table:table-cell table:number-columns-repeated="955"/>
        </table:table-row>
        <table:table-row table:style-name="ro1">
          <table:table-cell/>
          <table:table-cell table:style-name="ce4" office:value-type="string" calcext:value-type="string" table:number-columns-spanned="15" table:number-rows-spanned="4">
            <text:p>テーブル定義書</text:p>
          </table:table-cell>
          <table:covered-table-cell table:number-columns-repeated="14" table:style-name="ce4"/>
          <table:table-cell table:style-name="ce7" office:value-type="string" calcext:value-type="string" table:number-columns-spanned="33" table:number-rows-spanned="1">
            <text:p>テーブル名</text:p>
          </table:table-cell>
          <table:covered-table-cell table:number-columns-repeated="32" table:style-name="ce14"/>
          <table:table-cell table:style-name="ce7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7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table-cell table:style-name="ce8" office:value-type="string" calcext:value-type="string" table:number-columns-spanned="33" table:number-rows-spanned="3">
            <text:p>task_table</text:p>
          </table:table-cell>
          <table:covered-table-cell table:number-columns-repeated="32" table:style-name="ce14"/>
          <table:table-cell table:style-name="ce5" office:value-type="string" calcext:value-type="string" table:number-columns-spanned="5" table:number-rows-spanned="3">
            <text:p>平本</text:p>
          </table:table-cell>
          <table:covered-table-cell table:number-columns-repeated="4" table:style-name="ce5"/>
          <table:table-cell table:style-name="ce16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covered-table-cell table:number-columns-repeated="33" table:style-name="ce14"/>
          <table:covered-table-cell table:number-columns-repeated="20" table:style-name="ce5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covered-table-cell table:number-columns-repeated="33" table:style-name="ce14"/>
          <table:covered-table-cell table:number-columns-repeated="20" table:style-name="ce5"/>
          <table:table-cell table:number-columns-repeated="955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No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論理名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物理名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データ型</text:p>
          </table:table-cell>
          <table:covered-table-cell table:number-columns-repeated="7" table:style-name="ce7"/>
          <table:table-cell table:style-name="ce7" office:value-type="string" calcext:value-type="string" table:number-columns-spanned="27" table:number-rows-spanned="1">
            <text:p>備考</text:p>
          </table:table-cell>
          <table:covered-table-cell table:number-columns-repeated="26" table:style-name="ce7"/>
          <table:table-cell table:number-columns-repeated="955"/>
        </table:table-row>
        <table:table-row table:style-name="ro2">
          <table:table-cell/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タスクID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task_id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int 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PK 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タスク名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task_name</text:p>
          </table:table-cell>
          <table:covered-table-cell table:number-columns-repeated="14" table:style-name="ce11"/>
          <table:table-cell table:style-name="ce15" office:value-type="string" calcext:value-type="string" table:number-columns-spanned="8" table:number-rows-spanned="1">
            <text:p>Varcher(64)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開始日時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start_time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datetime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終了時刻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finish_time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datetime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コメント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comment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Varcher(100)</text:p>
          </table:table-cell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2">
          <table:table-cell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カラーID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color_id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int 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2">
          <table:table-cell/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ユーザID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user_id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int 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作成日時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created_time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datetime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更新日時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renewed_time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datetime</text:p>
          </table:table-cell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優先順位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priority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Varcher(4)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削除フラグ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delet_flag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bit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完了フラグ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complete_flag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bit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_table" table:style-name="ta1">
        <office:forms form:automatic-focus="false" form:apply-design-mode="false"/>
        <table:table-column table:style-name="co1" table:number-columns-repeated="42" table:default-cell-style-name="ce1"/>
        <table:table-column table:style-name="co2" table:default-cell-style-name="ce1"/>
        <table:table-column table:style-name="co1" table:visibility="collapse" table:number-columns-repeated="6" table:default-cell-style-name="ce1"/>
        <table:table-column table:style-name="co1" table:number-columns-repeated="20" table:default-cell-style-name="ce1"/>
        <table:table-column table:style-name="co2" table:number-columns-repeated="955" table:default-cell-style-name="ce13"/>
        <table:table-row table:style-name="ro1">
          <table:table-cell/>
          <table:table-cell table:style-name="ce33"/>
          <table:table-cell table:style-name="ce6" table:number-columns-repeated="2"/>
          <table:table-cell table:style-name="ce33" table:number-columns-repeated="2"/>
          <table:table-cell table:style-name="ce6" table:number-columns-repeated="6"/>
          <table:table-cell table:style-name="ce33" table:number-columns-repeated="5"/>
          <table:table-cell table:style-name="ce6" table:number-columns-repeated="7"/>
          <table:table-cell table:style-name="ce33"/>
          <table:table-cell table:style-name="ce6" table:number-columns-repeated="3"/>
          <table:table-cell table:style-name="ce33"/>
          <table:table-cell table:style-name="ce6" table:number-columns-repeated="24"/>
          <table:table-cell table:style-name="ce33" table:number-columns-repeated="2"/>
          <table:table-cell table:style-name="ce6" table:number-columns-repeated="2"/>
          <table:table-cell table:style-name="ce33"/>
          <table:table-cell table:style-name="ce6" table:number-columns-repeated="3"/>
          <table:table-cell table:style-name="ce33"/>
          <table:table-cell table:style-name="ce6" table:number-columns-repeated="3"/>
          <table:table-cell table:style-name="ce44"/>
          <table:table-cell table:style-name="ce6" table:number-columns-repeated="3"/>
          <table:table-cell table:number-columns-repeated="955"/>
        </table:table-row>
        <table:table-row table:style-name="ro1">
          <table:table-cell/>
          <table:table-cell table:style-name="ce4" office:value-type="string" calcext:value-type="string" table:number-columns-spanned="15" table:number-rows-spanned="4">
            <text:p>テーブル定義書</text:p>
          </table:table-cell>
          <table:covered-table-cell table:number-columns-repeated="14" table:style-name="ce4"/>
          <table:table-cell table:style-name="ce7" office:value-type="string" calcext:value-type="string" table:number-columns-spanned="33" table:number-rows-spanned="1">
            <text:p>テーブル名</text:p>
          </table:table-cell>
          <table:covered-table-cell table:number-columns-repeated="32" table:style-name="ce14"/>
          <table:table-cell table:style-name="ce7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7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table-cell table:style-name="ce8" office:value-type="string" calcext:value-type="string" table:number-columns-spanned="33" table:number-rows-spanned="3">
            <text:p>user_table</text:p>
          </table:table-cell>
          <table:covered-table-cell table:number-columns-repeated="32" table:style-name="ce14"/>
          <table:table-cell table:style-name="ce5" office:value-type="string" calcext:value-type="string" table:number-columns-spanned="5" table:number-rows-spanned="3">
            <text:p>平本</text:p>
          </table:table-cell>
          <table:covered-table-cell table:number-columns-repeated="4" table:style-name="ce5"/>
          <table:table-cell table:style-name="ce16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covered-table-cell table:number-columns-repeated="33" table:style-name="ce14"/>
          <table:covered-table-cell table:number-columns-repeated="20" table:style-name="ce5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covered-table-cell table:number-columns-repeated="33" table:style-name="ce14"/>
          <table:covered-table-cell table:number-columns-repeated="20" table:style-name="ce5"/>
          <table:table-cell table:number-columns-repeated="955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No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論理名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物理名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データ型</text:p>
          </table:table-cell>
          <table:covered-table-cell table:number-columns-repeated="7" table:style-name="ce7"/>
          <table:table-cell table:style-name="ce7" office:value-type="string" calcext:value-type="string" table:number-columns-spanned="27" table:number-rows-spanned="1">
            <text:p>備考</text:p>
          </table:table-cell>
          <table:covered-table-cell table:number-columns-repeated="26" table:style-name="ce7"/>
          <table:table-cell table:number-columns-repeated="955"/>
        </table:table-row>
        <table:table-row table:style-name="ro2">
          <table:table-cell/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カラーID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color_id</text:p>
          </table:table-cell>
          <table:covered-table-cell table:number-columns-repeated="14" table:style-name="ce11"/>
          <table:table-cell table:style-name="ce11" office:value-type="string" calcext:value-type="string" table:number-columns-spanned="8" table:number-rows-spanned="1">
            <text:p>Varcher(12)</text:p>
          </table:table-cell>
          <table:covered-table-cell table:number-columns-repeated="7" table:style-name="ce11"/>
          <table:table-cell table:style-name="ce11" office:value-type="string" calcext:value-type="string" table:number-columns-spanned="27" table:number-rows-spanned="1">
            <text:p>PK NOT NULL</text:p>
          </table:table-cell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1"/>
          <table:table-cell table:style-name="ce11" office:value-type="string" calcext:value-type="string" table:number-columns-spanned="15" table:number-rows-spanned="1">
            <text:p>ラベル名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color_name</text:p>
          </table:table-cell>
          <table:covered-table-cell table:number-columns-repeated="14" table:style-name="ce11"/>
          <table:table-cell table:style-name="ce11" office:value-type="string" calcext:value-type="string" table:number-columns-spanned="15" table:number-rows-spanned="1">
            <text:p>Nvarcher(10)</text:p>
          </table:table-cell>
          <table:covered-table-cell table:number-columns-repeated="14" table:style-name="ce11"/>
          <table:table-cell table:style-name="ce11" table:number-columns-spanned="19" table:number-rows-spanned="1"/>
          <table:covered-table-cell table:number-columns-repeated="18" table:style-name="ce11"/>
          <table: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15" table:number-rows-spanned="1"/>
          <table:covered-table-cell table:number-columns-repeated="14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7" table:number-rows-spanned="1"/>
          <table:covered-table-cell table:number-columns-repeated="25" table:style-name="ce11"/>
          <table:covered-table-cell table:style-name="ce5"/>
          <table:table-cell table:number-columns-repeated="95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 table:number-columns-spanned="13" table:number-rows-spanned="1">
            <text:p>カラーIDと色の対応表</text:p>
          </table:table-cell>
          <table:covered-table-cell table:number-columns-repeated="12" table:style-name="ce25"/>
          <table:table-cell table:style-name="Default" table:number-columns-repeated="21"/>
          <table:table-cell table:number-columns-repeated="989"/>
        </table:table-row>
        <table:table-row table:style-name="ro1">
          <table:table-cell/>
          <table:table-cell table:style-name="ce24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25"/>
          <table:table-cell table:style-name="ce25" office:value-type="string" calcext:value-type="string" table:number-columns-spanned="7" table:number-rows-spanned="1">
            <text:p>赤</text:p>
          </table:table-cell>
          <table:covered-table-cell table:number-columns-repeated="6" table:style-name="ce25"/>
          <table:table-cell table:style-name="Default" table:number-columns-repeated="21"/>
          <table:table-cell table:number-columns-repeated="989"/>
        </table:table-row>
        <table:table-row table:style-name="ro1">
          <table:table-cell/>
          <table:table-cell table:style-name="ce23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25"/>
          <table:table-cell table:style-name="ce25" office:value-type="string" calcext:value-type="string" table:number-columns-spanned="7" table:number-rows-spanned="1">
            <text:p>青</text:p>
          </table:table-cell>
          <table:covered-table-cell table:number-columns-repeated="6" table:style-name="ce25"/>
          <table:table-cell table:style-name="Default" table:number-columns-repeated="22"/>
          <table:table-cell table:number-columns-repeated="988"/>
        </table:table-row>
        <table:table-row table:style-name="ro1">
          <table:table-cell/>
          <table:table-cell table:style-name="ce23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25"/>
          <table:table-cell table:style-name="ce25" office:value-type="string" calcext:value-type="string" table:number-columns-spanned="7" table:number-rows-spanned="1">
            <text:p>黄</text:p>
          </table:table-cell>
          <table:covered-table-cell table:number-columns-repeated="6" table:style-name="ce25"/>
          <table:table-cell table:style-name="Default" table:number-columns-repeated="22"/>
          <table:table-cell table:number-columns-repeated="988"/>
        </table:table-row>
        <table:table-row table:style-name="ro1">
          <table:table-cell/>
          <table:table-cell table:style-name="ce23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25"/>
          <table:table-cell table:style-name="ce25" office:value-type="string" calcext:value-type="string" table:number-columns-spanned="7" table:number-rows-spanned="1">
            <text:p>緑</text:p>
          </table:table-cell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25"/>
          <table:table-cell table:style-name="ce25" office:value-type="string" calcext:value-type="string" table:number-columns-spanned="7" table:number-rows-spanned="1">
            <text:p>ピンク</text:p>
          </table:table-cell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25"/>
          <table:table-cell table:style-name="ce25" office:value-type="string" calcext:value-type="string" table:number-columns-spanned="7" table:number-rows-spanned="1">
            <text:p>水色</text:p>
          </table:table-cell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25"/>
          <table:table-cell table:style-name="ce25" office:value-type="string" calcext:value-type="string" table:number-columns-spanned="7" table:number-rows-spanned="1">
            <text:p>オレンジ</text:p>
          </table:table-cell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25"/>
          <table:table-cell table:style-name="ce25" office:value-type="string" calcext:value-type="string" table:number-columns-spanned="7" table:number-rows-spanned="1">
            <text:p>紫</text:p>
          </table:table-cell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25"/>
          <table:table-cell table:style-name="ce25" table:number-columns-spanned="7" table:number-rows-spanned="1"/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25"/>
          <table:table-cell table:style-name="ce25" table:number-columns-spanned="7" table:number-rows-spanned="1"/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25"/>
          <table:table-cell table:style-name="ce25" table:number-columns-spanned="7" table:number-rows-spanned="1"/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25"/>
          <table:table-cell table:style-name="ce25" table:number-columns-spanned="7" table:number-rows-spanned="1"/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25"/>
          <table:table-cell table:style-name="ce25" table:number-columns-spanned="7" table:number-rows-spanned="1"/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25"/>
          <table:table-cell table:style-name="ce25" table:number-columns-spanned="7" table:number-rows-spanned="1"/>
          <table:covered-table-cell table:number-columns-repeated="6" table:style-name="ce25"/>
          <table:table-cell table:number-columns-repeated="1010"/>
        </table:table-row>
        <table:table-row table:style-name="ro1">
          <table:table-cell/>
          <table:table-cell table:style-name="ce23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25"/>
          <table:table-cell table:style-name="ce25" table:number-columns-spanned="7" table:number-rows-spanned="1"/>
          <table:covered-table-cell table:number-columns-repeated="6" table:style-name="ce25"/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図" table:style-name="ta2">
        <office:forms form:automatic-focus="false" form:apply-design-mode="false"/>
        <table:shapes>
          <draw:line draw:z-index="0" draw:name="水平線 1" draw:style-name="gr1" draw:text-style-name="P1" svg:x1="9.744cm" svg:y1="4.757cm" svg:x2="11.616cm" svg:y2="4.727cm">
            <text:p/>
          </draw:line>
          <draw:line draw:z-index="1" draw:name="線 1" draw:style-name="gr1" draw:text-style-name="P1" svg:x1="11.646cm" svg:y1="4.698cm" svg:x2="11.616cm" svg:y2="8.097cm">
            <text:p/>
          </draw:line>
          <draw:line draw:z-index="2" draw:name="水平線 2" draw:style-name="gr1" draw:text-style-name="P1" svg:x1="11.586cm" svg:y1="8.067cm" svg:x2="14.646cm" svg:y2="8.067cm">
            <text:p/>
          </draw:line>
          <draw:custom-shape draw:z-index="3" draw:name="シェイプ 1" draw:style-name="gr2" draw:text-style-name="P2" svg:width="0.482cm" svg:height="0.482cm" svg:x="9.536cm" svg:y="4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シェイプ 2" draw:style-name="gr2" draw:text-style-name="P2" svg:width="0.482cm" svg:height="0.482cm" svg:x="14.705cm" svg:y="7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" draw:name="水平線 3" draw:style-name="gr1" draw:text-style-name="P1" svg:x1="8.913cm" svg:y1="4.817cm" svg:x2="9.536cm" svg:y2="4.787cm">
            <text:p/>
          </draw:line>
          <draw:line draw:z-index="6" draw:name="水平線 4" draw:style-name="gr1" draw:text-style-name="P1" svg:x1="9.567cm" svg:y1="5.148cm" svg:x2="9.536cm" svg:y2="4.304cm">
            <text:p/>
          </draw:line>
          <draw:line draw:z-index="7" draw:name="水平線 5" draw:style-name="gr1" draw:text-style-name="P1" svg:x1="15.211cm" svg:y1="8.068cm" svg:x2="15.834cm" svg:y2="8.038cm">
            <text:p/>
          </draw:line>
          <draw:line draw:z-index="8" draw:name="水平線 6" draw:style-name="gr1" draw:text-style-name="P1" svg:x1="15.182cm" svg:y1="7.979cm" svg:x2="15.805cm" svg:y2="8.58cm">
            <text:p/>
          </draw:line>
          <draw:line draw:z-index="9" draw:name="水平線 7" draw:style-name="gr1" draw:text-style-name="P1" svg:x1="15.211cm" svg:y1="8.067cm" svg:x2="15.805cm" svg:y2="7.525cm">
            <text:p/>
          </draw:line>
          <draw:custom-shape draw:z-index="10" draw:name="シェイプ 3" draw:style-name="gr2" draw:text-style-name="P2" svg:width="0.482cm" svg:height="0.482cm" svg:x="23.092cm" svg:y="7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1" draw:name="水平線 8" draw:style-name="gr1" draw:text-style-name="P1" svg:x1="22.598cm" svg:y1="8.691cm" svg:x2="23.192cm" svg:y2="8.149cm">
            <text:p/>
          </draw:line>
          <draw:line draw:z-index="12" draw:name="水平線 9" draw:style-name="gr1" draw:text-style-name="P1" svg:x1="22.599cm" svg:y1="8.198cm" svg:x2="23.222cm" svg:y2="8.168cm">
            <text:p/>
          </draw:line>
          <draw:line draw:z-index="13" draw:name="水平線 10" draw:style-name="gr1" draw:text-style-name="P1" svg:x1="22.56cm" svg:y1="7.678cm" svg:x2="23.183cm" svg:y2="8.279cm">
            <text:p/>
          </draw:line>
          <draw:line draw:z-index="14" draw:name="水平線 11" draw:style-name="gr1" draw:text-style-name="P1" svg:x1="23.54cm" svg:y1="8.186cm" svg:x2="24.934cm" svg:y2="8.147cm">
            <text:p/>
          </draw:line>
          <draw:custom-shape draw:z-index="15" draw:name="シェイプ 4" draw:style-name="gr2" draw:text-style-name="P2" svg:width="0.482cm" svg:height="0.482cm" svg:x="26.091cm" svg:y="5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水平線 12" draw:style-name="gr1" draw:text-style-name="P1" svg:x1="26.576cm" svg:y1="6.363cm" svg:x2="26.545cm" svg:y2="5.519cm">
            <text:p/>
          </draw:line>
          <draw:line draw:z-index="17" draw:name="水平線 13" draw:style-name="gr1" draw:text-style-name="P1" svg:x1="24.738cm" svg:y1="5.87cm" svg:x2="26.132cm" svg:y2="5.831cm">
            <text:p/>
          </draw:line>
          <draw:line draw:z-index="18" draw:name="線 2" draw:style-name="gr1" draw:text-style-name="P1" svg:x1="24.698cm" svg:y1="5.87cm" svg:x2="24.816cm" svg:y2="8.112cm">
            <text:p/>
          </draw:line>
          <draw:line draw:z-index="19" draw:name="水平線 14" draw:style-name="gr1" draw:text-style-name="P1" svg:x1="26.642cm" svg:y1="5.853cm" svg:x2="26.976cm" svg:y2="5.812cm">
            <text:p/>
          </draw:line>
        </table:shapes>
        <table:table-column table:style-name="co2" table:number-columns-repeated="7" table:default-cell-style-name="Default"/>
        <table:table-column table:style-name="co2" table:default-cell-style-name="ce21"/>
        <table:table-column table:style-name="co2" table:number-columns-repeated="2" table:default-cell-style-name="ce22"/>
        <table:table-column table:style-name="co2" table:number-columns-repeated="5" table:default-cell-style-name="Default"/>
        <table:table-row table:style-name="ro1" table:number-rows-repeated="9">
          <table:table-cell table:number-columns-repeated="7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0　ユーザーID　int</text:p>
          </table:table-cell>
          <table:covered-table-cell table:number-columns-repeated="2" table:style-name="ce22"/>
          <table:table-cell table:number-columns-repeated="3"/>
          <table:table-cell office:value-type="string" calcext:value-type="string" table:number-columns-spanned="3" table:number-rows-spanned="1">
            <text:p>0 タスクID int 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0 パスワード　varchar(64)</text:p>
          </table:table-cell>
          <table:covered-table-cell table:number-columns-repeated="2" table:style-name="ce22"/>
          <table:table-cell table:number-columns-repeated="3"/>
          <table:table-cell office:value-type="string" calcext:value-type="string" table:number-columns-spanned="3" table:number-rows-spanned="1">
            <text:p>0 タスク名 varchar(64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21" table:number-columns-spanned="3" table:number-rows-spanned="1"/>
          <table:covered-table-cell table:number-columns-repeated="2" table:style-name="ce22"/>
          <table:table-cell table:number-columns-repeated="3"/>
          <table:table-cell office:value-type="string" calcext:value-type="string" table:number-columns-spanned="3" table:number-rows-spanned="1">
            <text:p>開始日時 datetim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終了日時 datetime</text:p>
          </table:table-cell>
          <table:covered-table-cell table:number-columns-repeated="2"/>
          <table:table-cell table:number-columns-repeated="2"/>
          <table:table-cell table:style-name="ce21" office:value-type="string" calcext:value-type="string" table:number-columns-spanned="3" table:number-rows-spanned="1">
            <text:p>カラーID int</text:p>
          </table:table-cell>
          <table:covered-table-cell table:number-columns-repeated="2" table:style-name="ce22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コメント nvarchar(100)</text:p>
          </table:table-cell>
          <table:covered-table-cell table:number-columns-repeated="2"/>
          <table:table-cell table:number-columns-repeated="2"/>
          <table:table-cell table:style-name="ce21" office:value-type="string" calcext:value-type="string" table:number-columns-spanned="3" table:number-rows-spanned="1">
            <text:p>ラベル名　nvarcher(10)</text:p>
          </table:table-cell>
          <table:covered-table-cell table:number-columns-repeated="2" table:style-name="ce22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カラーID int </text:p>
          </table:table-cell>
          <table:covered-table-cell table:number-columns-repeated="2"/>
          <table:table-cell table:number-columns-repeated="2"/>
          <table:table-cell table:style-name="ce21" table:number-columns-spanned="3" table:number-rows-spanned="1"/>
          <table:covered-table-cell table:number-columns-repeated="2" table:style-name="ce22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ユーザーID in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作成日時 datetim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更新日時 datetim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優先順位 varchar(4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削除フラグ bi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 table:number-columns-spanned="3" table:number-rows-spanned="1">
            <text:p>完了フラグ bit</text:p>
          </table:table-cell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画面遷移図" style:display-name="PageStyle_画面遷移図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5T14:09:00.434000000</dc:date>
    <meta:editing-cycles>19</meta:editing-cycles>
    <meta:editing-duration>PT2H11M25S</meta:editing-duration>
    <meta:generator>LibreOffice/7.3.5.2$Windows_X86_64 LibreOffice_project/184fe81b8c8c30d8b5082578aee2fed2ea847c01</meta:generator>
    <meta:document-statistic meta:table-count="4" meta:cell-count="203" meta:object-count="20"/>
  </office:meta>
</office:document-meta>
</file>